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df0f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d6a814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38cm" fo:min-width="0.164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38cm" fo:min-width="0.09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38cm" fo:min-width="0.217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ddf0fa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981cm" svg:height="0.888cm" svg:x="9.52cm" svg:y="14.317cm" svg:viewBox="0 0 1982 889" draw:points="0,886 1316,0 1982,889">
            <text:p/>
          </draw:polygon>
          <draw:line draw:style-name="gr2" draw:text-style-name="P2" draw:layer="layout" svg:x1="9.505cm" svg:y1="15.206cm" svg:x2="10.837cm" svg:y2="14.31cm">
            <text:p/>
          </draw:line>
          <draw:line draw:style-name="gr3" draw:text-style-name="P2" draw:layer="layout" svg:x1="10.837cm" svg:y1="14.31cm" svg:x2="10.38cm" svg:y2="15.543cm">
            <text:p/>
          </draw:line>
          <draw:line draw:style-name="gr2" draw:text-style-name="P2" draw:layer="layout" svg:x1="11.505cm" svg:y1="15.206cm" svg:x2="9.505cm" svg:y2="15.206cm">
            <text:p/>
          </draw:line>
          <draw:line draw:style-name="gr2" draw:text-style-name="P2" draw:layer="layout" svg:x1="10.837cm" svg:y1="14.31cm" svg:x2="11.506cm" svg:y2="15.206cm">
            <text:p/>
          </draw:line>
          <draw:line draw:style-name="gr2" draw:text-style-name="P2" draw:layer="layout" svg:x1="10.059cm" svg:y1="15.125cm" svg:x2="10.126cm" svg:y2="15.277cm">
            <text:p/>
          </draw:line>
          <draw:line draw:style-name="gr2" draw:text-style-name="P2" draw:layer="layout" svg:x1="10.992cm" svg:y1="15.134cm" svg:x2="11.059cm" svg:y2="15.287cm">
            <text:p/>
          </draw:line>
          <draw:line draw:style-name="gr2" draw:text-style-name="P2" draw:layer="layout" svg:x1="10.925cm" svg:y1="15.134cm" svg:x2="10.992cm" svg:y2="15.287cm">
            <text:p/>
          </draw:line>
          <draw:line draw:style-name="gr2" draw:text-style-name="P2" draw:layer="layout" svg:x1="9.992cm" svg:y1="15.125cm" svg:x2="10.059cm" svg:y2="15.278cm">
            <text:p/>
          </draw:line>
          <draw:frame draw:style-name="gr4" draw:text-style-name="P4" draw:layer="layout" svg:width="0.664cm" svg:height="0.588cm" svg:x="9.098cm" svg:y="15.077cm">
            <draw:text-box>
              <text:p text:style-name="P3"><text:span text:style-name="T1">L</text:span></text:p>
            </draw:text-box>
          </draw:frame>
          <draw:frame draw:style-name="gr5" draw:text-style-name="P4" draw:layer="layout" svg:width="0.59cm" svg:height="0.588cm" svg:x="10.715cm" svg:y="13.961cm">
            <draw:text-box>
              <text:p text:style-name="P3"><text:span text:style-name="T1">I</text:span></text:p>
            </draw:text-box>
          </draw:frame>
          <draw:frame draw:style-name="gr6" draw:text-style-name="P4" draw:layer="layout" svg:width="0.717cm" svg:height="0.588cm" svg:x="11.201cm" svg:y="15.128cm">
            <draw:text-box>
              <text:p text:style-name="P3"><text:span text:style-name="T1">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55:01.265495645</meta:creation-date>
    <dc:date>2018-02-09T16:55:22.609161538</dc:date>
    <meta:editing-duration>PT21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